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argConstructor.VarargConstructor( String whatever , Observer ... obser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meterizedConstructorInstantiatorTest.should_instantiate_type_if_resolver_provide_matching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izedConstructorInstantiatorTest.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ConstructorInstantiatorTest.should_be_created_with_an_argument_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ConstructorInstantiatorTest.should_instantiate_type_with_vararg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leConstructor.MultipleConstructor( 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ConstructorInstantiatorTest.should_report_failure_if_constructor_throws_exce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leConstructor.MultipleConstructor( Observer observer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Constructor.OneConstructor( 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meterizedConstructorInstantiatorTest.should_fail_if_an_argument_instance_type_do_not_match_wanted_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owingConstructor.ThrowingConstructor( 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ConstructorInstantiatorTest.should_fail_if_no_parameterized_constructor_found___excluding_inner_and_others_kind_of_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izedConstructorInstantiatorTest.ensure_instances_to_create_ar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ArgConstructor.NoAr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